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style:font-name="Segoe UI Emoji" style:font-name-complex="Segoe UI Emoji"/>
    </style:style>
    <style:style style:name="T4" style:parent-style-name="DefaultParagraphFont" style:family="text">
      <style:text-properties style:font-name="Segoe UI Emoji" style:font-name-complex="Segoe UI Emoji"/>
    </style:style>
    <style:style style:name="T5" style:parent-style-name="DefaultParagraphFont" style:family="text">
      <style:text-properties style:font-name="Segoe UI Emoji" style:font-name-complex="Segoe UI Emoji"/>
    </style:style>
  </office:automatic-styles>
  <office:body>
    <office:text text:use-soft-page-breaks="true">
      <text:p text:style-name="P1"># -*- coding: utf-8 -*-</text:p>
      <text:p text:style-name="Normal">"""</text:p>
      <text:p text:style-name="Normal">Created on Tue Apr 29 11:22:49 2025</text:p>
      <text:p text:style-name="Normal"/>
      <text:p text:style-name="Normal">@author: Dell Laptop</text:p>
      <text:p text:style-name="Normal">"""</text:p>
      <text:p text:style-name="Normal"># === 1. IMPORT LIBRARIES ===</text:p>
      <text:p text:style-name="Normal">import os</text:p>
      <text:p text:style-name="Normal">import sys</text:p>
      <text:p text:style-name="Normal">import pandas as pd</text:p>
      <text:p text:style-name="Normal">import numpy as np</text:p>
      <text:p text:style-name="Normal">import matplotlib.pyplot as plt</text:p>
      <text:p text:style-name="Normal">import seaborn as sns</text:p>
      <text:p text:style-name="Normal">import gc</text:p>
      <text:p text:style-name="Normal">import calendar</text:p>
      <text:p text:style-name="Normal">from sklearn.impute import KNNImputer</text:p>
      <text:p text:style-name="Normal">from sklearn.preprocessing import LabelEncoder</text:p>
      <text:p text:style-name="Normal">from sklearn.model_selection import train_test_split</text:p>
      <text:p text:style-name="Normal">from sklearn.pipeline import Pipeline</text:p>
      <text:p text:style-name="Normal">from sklearn.preprocessing import StandardScaler</text:p>
      <text:p text:style-name="Normal">from sklearn.linear_model import LogisticRegression</text:p>
      <text:p text:style-name="Normal">from sklearn.linear_model import LinearRegression</text:p>
      <text:p text:style-name="Normal">from sklearn.metrics import accuracy_score, classification_report</text:p>
      <text:p text:style-name="Normal">from sklearn.metrics import mean_squared_error, r2_score</text:p>
      <text:p text:style-name="Normal">from imblearn.over_sampling import SMOTE</text:p>
      <text:p text:style-name="Normal">!pip install imbalanced-learn</text:p>
      <text:p text:style-name="Normal"/>
      <text:p text:style-name="Normal"># === 2. LOAD DATA ===</text:p>
      <text:p text:style-name="Normal">file_path = "C:\\Users\\Dell Laptop\\Desktop\\Data Scientist Wizcore\\new_retail_data.csv"</text:p>
      <text:p text:style-name="Normal">ds = pd.read_csv(file_path)</text:p>
      <text:soft-page-break/>
      <text:p text:style-name="Normal">print(ds)</text:p>
      <text:p text:style-name="Normal"/>
      <text:p text:style-name="Normal"># === 3. INITIAL EXPLORATION ===</text:p>
      <text:p text:style-name="Normal">print(ds.head())</text:p>
      <text:p text:style-name="Normal">print(ds.info())</text:p>
      <text:p text:style-name="Normal">print(ds.describe())</text:p>
      <text:p text:style-name="Normal">print(f"Total rows: {len(ds)}")</text:p>
      <text:p text:style-name="Normal">print("Missing values per column:\n", ds.isnull().sum())</text:p>
      <text:p text:style-name="Normal">print("Duplicated rows:", ds.duplicated().sum())</text:p>
      <text:p text:style-name="Normal"/>
      <text:p text:style-name="Normal"># === 4. DROP DUPLICATES ===</text:p>
      <text:p text:style-name="Normal">ds = ds.drop_duplicates().reset_index(drop=True)</text:p>
      <text:p text:style-name="Normal"/>
      <text:p text:style-name="Normal"># === 5. DROP UNUSED COLUMNS ===</text:p>
      <text:p text:style-name="Normal">cols_to_drop = [</text:p>
      <text:p text:style-name="Normal"><text:s text:c="4"/>"Transaction_ID", "Name", "Email", "Phone", "Address", "Customer_Segment",<text:s/></text:p>
      <text:p text:style-name="Normal"><text:s text:c="4"/>"Date", "Time", "Feedback", "Shipping_Method", "Payment_Method",<text:s/></text:p>
      <text:p text:style-name="Normal"><text:s text:c="4"/>"Order_Status", "Ratings", "products"</text:p>
      <text:p text:style-name="Normal">]</text:p>
      <text:p text:style-name="Normal">ds = ds.drop(columns=cols_to_drop, errors='ignore')</text:p>
      <text:p text:style-name="Normal"/>
      <text:p text:style-name="Normal"/>
      <text:p text:style-name="Normal"># === 6. CHECKING HOW MANY GENGER VALUES = BLANK OR NAN</text:p>
      <text:p text:style-name="Normal"/>
      <text:p text:style-name="Normal">print("Unique values in 'Gender':")</text:p>
      <text:p text:style-name="Normal">print(ds['Gender'].unique())</text:p>
      <text:p text:style-name="Normal"/>
      <text:p text:style-name="Normal">print("\nValue counts:")</text:p>
      <text:p text:style-name="Normal">print(ds['Gender'].value_counts(dropna=False))</text:p>
      <text:p text:style-name="Normal"/>
      <text:soft-page-break/>
      <text:p text:style-name="Normal">#Value counts:</text:p>
      <text:p text:style-name="Normal">#Gender</text:p>
      <text:p text:style-name="Normal">#Male <text:s text:c="5"/>187596</text:p>
      <text:p text:style-name="Normal">#Female <text:s text:c="3"/>114093</text:p>
      <text:p text:style-name="Normal">#NaN <text:s text:c="9"/>317</text:p>
      <text:p text:style-name="Normal">#Name: count, dtype: int64</text:p>
      <text:p text:style-name="Normal"/>
      <text:p text:style-name="Normal">blank_string_count = (ds['Gender'].astype(str).str.strip() == '').sum()</text:p>
      <text:p text:style-name="Normal">print(f"Blank string values in Gender: {blank_string_count}")</text:p>
      <text:p text:style-name="Normal"/>
      <text:p text:style-name="Normal"/>
      <text:p text:style-name="Normal"># # === 7. DROPPING ROWS WHERE GENDER (TARGET VARIABLE) = BLANK OR NAN</text:p>
      <text:p text:style-name="Normal">ds = ds.dropna(subset=['Gender']) <text:s/># Remove NaNs</text:p>
      <text:p text:style-name="Normal">ds = ds[ds['Gender'].astype(str).str.strip() != ''] <text:s/># Remove empty strings</text:p>
      <text:p text:style-name="Normal"/>
      <text:p text:style-name="Normal"/>
      <text:p text:style-name="Normal"># CHECK HOW MANY ROWS WERE DELETED</text:p>
      <text:p text:style-name="Normal">deleted_rows = ds.shape[0] - (</text:p>
      <text:p text:style-name="Normal"><text:s text:c="4"/>ds.dropna(subset=['Gender'])</text:p>
      <text:p text:style-name="Normal"><text:s text:c="6"/>.loc[ds['Gender'].astype(str).str.strip() != '']</text:p>
      <text:p text:style-name="Normal"><text:s text:c="6"/>.shape[0]</text:p>
      <text:p text:style-name="Normal">)</text:p>
      <text:p text:style-name="Normal">print(f"Rows deleted: {deleted_rows}") #317 row deleted</text:p>
      <text:p text:style-name="Normal"/>
      <text:p text:style-name="Normal"/>
      <text:p text:style-name="Normal"># Reset index after deletion</text:p>
      <text:p text:style-name="Normal">ds = ds.reset_index(drop=True)</text:p>
      <text:p text:style-name="Normal"/>
      <text:p text:style-name="Normal"/>
      <text:p text:style-name="Normal"># IDENTIFY THE GENDER CLASSES</text:p>
      <text:soft-page-break/>
      <text:p text:style-name="Normal">le = LabelEncoder()</text:p>
      <text:p text:style-name="Normal">y = le.fit_transform(ds['Gender'])</text:p>
      <text:p text:style-name="Normal"/>
      <text:p text:style-name="Normal"># To see what 0 and 1 mean:</text:p>
      <text:p text:style-name="Normal">print(dict(enumerate(le.classes_))) #{0: 'Female', 1: 'Male'}</text:p>
      <text:p text:style-name="Normal"/>
      <text:p text:style-name="Normal"/>
      <text:p text:style-name="Normal"># === 8. CHECKING FOR OBJECT COLUMNS</text:p>
      <text:p text:style-name="Normal">object_cols = list(ds.select_dtypes(include=['category','object']))</text:p>
      <text:p text:style-name="Normal">count = len(object_cols)</text:p>
      <text:p text:style-name="Normal">print(object_cols)</text:p>
      <text:p text:style-name="Normal">print(count)</text:p>
      <text:p text:style-name="Normal"/>
      <text:p text:style-name="Normal"/>
      <text:p text:style-name="Normal"># === 9. MANUAL ENCODING ===</text:p>
      <text:p text:style-name="Normal">income_map = {'Low': 1, 'Medium': 2, 'High': 3}</text:p>
      <text:p text:style-name="Normal">month_map = {</text:p>
      <text:p text:style-name="Normal"><text:s text:c="4"/>'January': 1, 'February': 2, 'March': 3, 'April': 4, 'May': 5,</text:p>
      <text:p text:style-name="Normal"><text:s text:c="4"/>'June': 6, 'July': 7, 'August': 8, 'September': 9,<text:s/></text:p>
      <text:p text:style-name="Normal"><text:s text:c="4"/>'October': 10, 'November': 11, 'December': 12</text:p>
      <text:p text:style-name="Normal">}</text:p>
      <text:p text:style-name="Normal"/>
      <text:p text:style-name="Normal">ds['Income'] = ds['Income'].map(income_map)</text:p>
      <text:p text:style-name="Normal">ds['Month'] = ds['Month'].map(month_map)</text:p>
      <text:p text:style-name="Normal"/>
      <text:p text:style-name="Normal"/>
      <text:p text:style-name="Normal"># === 10. TEMPORARY LABEL ENCODING FOR IMPUTATION ===</text:p>
      <text:p text:style-name="Normal">df_encoded = ds.copy()</text:p>
      <text:p text:style-name="Normal">label_encoders = {}</text:p>
      <text:p text:style-name="Normal"/>
      <text:soft-page-break/>
      <text:p text:style-name="Normal">for col in df_encoded.select_dtypes(include='object'):</text:p>
      <text:p text:style-name="Normal"><text:s text:c="4"/>le = LabelEncoder()</text:p>
      <text:p text:style-name="Normal"><text:s text:c="4"/>df_encoded[col] = df_encoded[col].astype(str) <text:s/># Treat NaNs as 'nan'</text:p>
      <text:p text:style-name="Normal"><text:s text:c="4"/>df_encoded[col] = le.fit_transform(df_encoded[col])</text:p>
      <text:p text:style-name="Normal"><text:s text:c="4"/>label_encoders[col] = le</text:p>
      <text:p text:style-name="Normal"/>
      <text:p text:style-name="Normal"># === 11. APPLY KNN IMPUTER ===</text:p>
      <text:p text:style-name="Normal">imputer = KNNImputer(n_neighbors=5)</text:p>
      <text:p text:style-name="Normal">imputed_array = imputer.fit_transform(df_encoded)</text:p>
      <text:p text:style-name="Normal">df_imputed = pd.DataFrame(imputed_array, columns=df_encoded.columns)</text:p>
      <text:p text:style-name="Normal"/>
      <text:p text:style-name="Normal"># === 12. DECODE BACK TO ORIGINAL CATEGORIES ===</text:p>
      <text:p text:style-name="Normal">for col, le in label_encoders.items():</text:p>
      <text:p text:style-name="Normal"><text:s text:c="4"/>df_imputed[col] = df_imputed[col].round().astype(int)</text:p>
      <text:p text:style-name="Normal"><text:s text:c="4"/>df_imputed[col] = le.inverse_transform(df_imputed[col])</text:p>
      <text:p text:style-name="Normal"/>
      <text:p text:style-name="Normal"># === 13. FINAL LABEL ENCODING FOR MODELING ===</text:p>
      <text:p text:style-name="Normal">df_final = df_imputed.copy()</text:p>
      <text:p text:style-name="Normal">label_encoders_final = {}</text:p>
      <text:p text:style-name="Normal"/>
      <text:p text:style-name="Normal">for col in df_final.select_dtypes(include='object'):</text:p>
      <text:p text:style-name="Normal"><text:s text:c="4"/>le = LabelEncoder()</text:p>
      <text:p text:style-name="Normal"><text:s text:c="4"/>df_final[col] = df_final[col].astype(str)</text:p>
      <text:p text:style-name="Normal"><text:s text:c="4"/>df_final[col] = le.fit_transform(df_final[col])</text:p>
      <text:p text:style-name="Normal"><text:s text:c="4"/>label_encoders_final[col] = le</text:p>
      <text:p text:style-name="Normal"/>
      <text:p text:style-name="Normal"/>
      <text:p text:style-name="Normal"># === 14. SAVE FINAL CLEANED DATA ===</text:p>
      <text:p text:style-name="Normal">df_final.to_csv("cleaned_data_final3.csv", index=False)</text:p>
      <text:p text:style-name="Normal"/>
      <text:soft-page-break/>
      <text:p text:style-name="Normal"># === 15. OPTIONAL: CLEANUP MEMORY ===</text:p>
      <text:p text:style-name="Normal">gc.collect()</text:p>
      <text:p text:style-name="Normal"/>
      <text:p text:style-name="Normal"># === 16. FINAL CHECK ===</text:p>
      <text:p text:style-name="Normal">print("Final cleaned dataset info:")</text:p>
      <text:p text:style-name="Normal">print(df_final.info())</text:p>
      <text:p text:style-name="Normal"/>
      <text:p text:style-name="Normal">print(df_final.head())</text:p>
      <text:p text:style-name="Normal"/>
      <text:p text:style-name="Normal">df_final.info()</text:p>
      <text:p text:style-name="Normal">df_final.isnull().sum()</text:p>
      <text:p text:style-name="Normal"/>
      <text:p text:style-name="Normal"/>
      <text:p text:style-name="Normal"># Final check</text:p>
      <text:p text:style-name="Normal">print(df_imputed['Gender'].value_counts(dropna=False))</text:p>
      <text:p text:style-name="Normal">print("NaNs left in column:", df_imputed.isna().sum()) <text:s/></text:p>
      <text:p text:style-name="Normal"/>
      <text:p text:style-name="Normal">print(df_imputed)</text:p>
      <text:p text:style-name="Normal"/>
      <text:p text:style-name="Normal"/>
      <text:p text:style-name="Normal">"""</text:p>
      <text:p text:style-name="Normal">#Decoding Categorical value for Tableau</text:p>
      <text:p text:style-name="Normal">df_for_tableau = df_imputed.copy()</text:p>
      <text:p text:style-name="Normal"/>
      <text:p text:style-name="Normal"># Optional: revert numeric mappings back to strings for consistency</text:p>
      <text:p text:style-name="Normal">income_rev_map = {1: 'Low', 2: 'Medium', 3: 'High'}</text:p>
      <text:p text:style-name="Normal">month_rev_map = {v: k for k, v in month_map.items()}</text:p>
      <text:p text:style-name="Normal"/>
      <text:p text:style-name="Normal">df_for_tableau['Income'] = df_for_tableau['Income'].round().astype(int).map(income_rev_map)</text:p>
      <text:p text:style-name="Normal">df_for_tableau['Month'] = df_for_tableau['Month'].round().astype(int).map(month_rev_map)</text:p>
      <text:p text:style-name="Normal"/>
      <text:p text:style-name="Normal"># Export to CSV</text:p>
      <text:p text:style-name="Normal">df_for_tableau.to_csv('tableau_ready_data.csv', index=False)</text:p>
      <text:p text:style-name="Normal"/>
      <text:p text:style-name="Normal">"""</text:p>
      <text:p text:style-name="Normal"/>
      <text:p text:style-name="Normal"/>
      <text:p text:style-name="Normal">df_final = df_imputed.copy()</text:p>
      <text:p text:style-name="Normal">df_final.info()</text:p>
      <text:p text:style-name="Normal">df_final.isnull().sum()</text:p>
      <text:p text:style-name="Normal"/>
      <text:p text:style-name="Normal"># === 17. Graphs ===</text:p>
      <text:p text:style-name="Normal"/>
      <text:p text:style-name="Normal">#Bar Plot to check male and female customers</text:p>
      <text:p text:style-name="Normal">plt.figure(figsize=(6, 4))</text:p>
      <text:p text:style-name="Normal">sns.countplot(data=df_final, x='Gender', palette='Set2')</text:p>
      <text:p text:style-name="Normal">plt.title("Gender Distribution")</text:p>
      <text:p text:style-name="Normal">plt.show()</text:p>
      <text:p text:style-name="Normal"/>
      <text:p text:style-name="Normal">#Average Total Amount Spent by Gender</text:p>
      <text:p text:style-name="Normal">plt.subplot(1, 2, 2)</text:p>
      <text:p text:style-name="Normal">sns.boxplot(data=df_final, x='Gender', y='Total_Amount', palette='Set2')</text:p>
      <text:p text:style-name="Normal">plt.title("Total Amount Spent by Gender")</text:p>
      <text:p text:style-name="Normal">plt.tight_layout()</text:p>
      <text:p text:style-name="Normal">plt.show()</text:p>
      <text:p text:style-name="Normal"/>
      <text:p text:style-name="Normal">#Count of Product Type by Gender</text:p>
      <text:p text:style-name="Normal">sns.countplot(data=df_final, x='Product_Type', hue='Gender', palette='Set2')</text:p>
      <text:p text:style-name="Normal">plt.title("Count of Product Types by Gender")</text:p>
      <text:p text:style-name="Normal">plt.xlabel("Product Type")</text:p>
      <text:soft-page-break/>
      <text:p text:style-name="Normal">plt.ylabel("Count")</text:p>
      <text:p text:style-name="Normal">plt.legend(title="Gender")</text:p>
      <text:p text:style-name="Normal">plt.show()</text:p>
      <text:p text:style-name="Normal"/>
      <text:p text:style-name="Normal">#Proportion of Genders per Product Type</text:p>
      <text:p text:style-name="Normal">cross_tab = pd.crosstab(df_final['Product_Type'], df_final['Gender'], normalize='index')</text:p>
      <text:p text:style-name="Normal">cross_tab.plot(kind='bar', stacked=True, colormap='Set2')</text:p>
      <text:p text:style-name="Normal">plt.title("Proportion of Genders per Product Type")</text:p>
      <text:p text:style-name="Normal">plt.xlabel("Product Type")</text:p>
      <text:p text:style-name="Normal">plt.ylabel("Proportion")</text:p>
      <text:p text:style-name="Normal">plt.legend(title="Gender")</text:p>
      <text:p text:style-name="Normal">plt.show()</text:p>
      <text:p text:style-name="Normal"/>
      <text:p text:style-name="Normal"/>
      <text:p text:style-name="Normal">#Shows certain product categories by different genders</text:p>
      <text:p text:style-name="Normal">sns.countplot(data=df_final, x='Product_Category', hue='Gender')</text:p>
      <text:p text:style-name="Normal"/>
      <text:p text:style-name="Normal">#Age gap by Gender</text:p>
      <text:p text:style-name="Normal">sns.kdeplot(data=df_final, x='Age', hue='Gender', fill=True)</text:p>
      <text:p text:style-name="Normal"/>
      <text:p text:style-name="Normal">#Total_Purchases by Gender</text:p>
      <text:p text:style-name="Normal">sns.lineplot(data=df_final, x='Total_Purchases', y='Total_Amount', hue='Gender')</text:p>
      <text:p text:style-name="Normal"/>
      <text:p text:style-name="Normal">#Correlation Heatmap (numeric columns)</text:p>
      <text:p text:style-name="Normal">plt.figure(figsize=(12, 8))</text:p>
      <text:p text:style-name="Normal">numeric_cols = df_final.select_dtypes(include='number')</text:p>
      <text:p text:style-name="Normal">sns.heatmap(numeric_cols.corr(), annot=True, cmap='coolwarm', fmt=".2f")</text:p>
      <text:p text:style-name="Normal">plt.title("Correlation Heatmap of Numeric Features")</text:p>
      <text:p text:style-name="Normal">plt.show()</text:p>
      <text:p text:style-name="Normal"/>
      <text:soft-page-break/>
      <text:p text:style-name="Normal">#Income Distribution</text:p>
      <text:p text:style-name="Normal">sns.histplot(df_final['Income'], kde=True)</text:p>
      <text:p text:style-name="Normal">plt.title('Income Distribution')</text:p>
      <text:p text:style-name="Normal">plt.show()</text:p>
      <text:p text:style-name="Normal"/>
      <text:p text:style-name="Normal">#Categorical vs. Gender (Bar Plots / Percentages)</text:p>
      <text:p text:style-name="Normal">for col in ['City', 'State', 'Country', 'Month', 'Product_Category', 'Product_Brand', 'Product_Type']:</text:p>
      <text:p text:style-name="Normal"><text:s text:c="4"/>pd.crosstab(df_final[col], df_final['Gender'], normalize='index').plot(kind='bar', stacked=True)</text:p>
      <text:p text:style-name="Normal"><text:s text:c="4"/>plt.title(f'{col} vs Gender')</text:p>
      <text:p text:style-name="Normal"><text:s text:c="4"/>plt.ylabel('Proportion')</text:p>
      <text:p text:style-name="Normal"><text:s text:c="4"/>plt.xticks(rotation=90)</text:p>
      <text:p text:style-name="Normal"><text:s text:c="4"/>plt.show()</text:p>
      <text:p text:style-name="Normal"/>
      <text:p text:style-name="Normal">#Income vs Gender</text:p>
      <text:p text:style-name="Normal">sns.boxplot(data=df_final, x='Gender', y='Income')</text:p>
      <text:p text:style-name="Normal">plt.title('Income by Gender')</text:p>
      <text:p text:style-name="Normal">plt.show()</text:p>
      <text:p text:style-name="Normal"/>
      <text:p text:style-name="Normal"/>
      <text:p text:style-name="Normal">#test</text:p>
      <text:p text:style-name="Normal">#Monthly spending trend by Gender</text:p>
      <text:p text:style-name="Normal">sns.countplot(data=df_final, x='Month', hue='Gender')</text:p>
      <text:p text:style-name="Normal"/>
      <text:p text:style-name="Normal"># === 18. FINAL LABEL ENCODING FOR MODELING ===</text:p>
      <text:p text:style-name="Normal"/>
      <text:p text:style-name="Normal">label_encoders_final = {}</text:p>
      <text:p text:style-name="Normal"/>
      <text:p text:style-name="Normal">for col in df_final.select_dtypes(include='object'):</text:p>
      <text:p text:style-name="Normal"><text:s text:c="4"/>le = LabelEncoder()</text:p>
      <text:p text:style-name="Normal"><text:s text:c="4"/>df_final[col] = df_final[col].astype(str)</text:p>
      <text:soft-page-break/>
      <text:p text:style-name="Normal"><text:s text:c="4"/>df_final[col] = le.fit_transform(df_final[col])</text:p>
      <text:p text:style-name="Normal"><text:s text:c="4"/>label_encoders_final[col] = le</text:p>
      <text:p text:style-name="Normal"/>
      <text:p text:style-name="Normal"><text:s text:c="4"/></text:p>
      <text:p text:style-name="Normal"># === 19. SAVE FINAL CLEANED DATA ===</text:p>
      <text:p text:style-name="Normal">#df_final.to_csv("cleaned_data_final.csv", index=False)</text:p>
      <text:p text:style-name="Normal"/>
      <text:p text:style-name="Normal"># === 20. OPTIONAL: CLEANUP MEMORY ===</text:p>
      <text:p text:style-name="Normal">gc.collect()</text:p>
      <text:p text:style-name="Normal"/>
      <text:p text:style-name="Normal"/>
      <text:p text:style-name="Normal"># === 21. FINAL CHECK ===</text:p>
      <text:p text:style-name="Normal">print("Final cleaned dataset info:")</text:p>
      <text:p text:style-name="Normal">print(df_final.info())</text:p>
      <text:p text:style-name="Normal">print(df_final.head())</text:p>
      <text:p text:style-name="Normal"/>
      <text:p text:style-name="Normal">df_final.info()</text:p>
      <text:p text:style-name="Normal">df_final.isnull().sum()</text:p>
      <text:p text:style-name="Normal"/>
      <text:p text:style-name="Normal">df_final.to_csv("cleaned_data_final3.csv", index=False)</text:p>
      <text:p text:style-name="Normal"/>
      <text:p text:style-name="Normal"/>
      <text:p text:style-name="Normal"># === 22. DEFINE X AND y ===</text:p>
      <text:p text:style-name="Normal"># Replace 'Target_Column' with your actual target column name</text:p>
      <text:p text:style-name="Normal">target_column = 'Gender'</text:p>
      <text:p text:style-name="Normal">X = df_final.drop(columns=[target_column])</text:p>
      <text:p text:style-name="Normal">y = df_final[target_column]</text:p>
      <text:p text:style-name="Normal"/>
      <text:p text:style-name="Normal"># === 23. TRAIN-TEST SPLIT (80-20) ===</text:p>
      <text:p text:style-name="Normal">X_train, X_test, y_train, y_test = train_test_split(</text:p>
      <text:soft-page-break/>
      <text:p text:style-name="Normal"><text:s text:c="4"/>X, y, test_size=0.2, random_state=42, stratify=y if len(y.unique()) &lt;= 10 else None</text:p>
      <text:p text:style-name="Normal">)</text:p>
      <text:p text:style-name="Normal"/>
      <text:p text:style-name="Normal">print("Train set shape:", X_train.shape, y_train.shape)</text:p>
      <text:p text:style-name="Normal">print("Test set shape:", X_test.shape, y_test.shape)</text:p>
      <text:p text:style-name="Normal"/>
      <text:p text:style-name="Normal"># === 24. SCALE FEATURES ===</text:p>
      <text:p text:style-name="Normal">from sklearn.preprocessing import StandardScaler</text:p>
      <text:p text:style-name="Normal"/>
      <text:p text:style-name="Normal">scaler = StandardScaler()</text:p>
      <text:p text:style-name="Normal">X_train_scaled = scaler.fit_transform(X_train)</text:p>
      <text:p text:style-name="Normal">X_test_scaled = scaler.transform(X_test)</text:p>
      <text:p text:style-name="Normal"/>
      <text:p text:style-name="Normal"># === 25. TRAIN LOGISTIC REGRESSION ===</text:p>
      <text:p text:style-name="Normal">from sklearn.linear_model import LogisticRegression</text:p>
      <text:p text:style-name="Normal">from sklearn.metrics import classification_report, confusion_matrix, accuracy_score</text:p>
      <text:p text:style-name="Normal"/>
      <text:p text:style-name="Normal">clf = LogisticRegression(max_iter=1000, random_state=42)</text:p>
      <text:p text:style-name="Normal">clf.fit(X_train_scaled, y_train)</text:p>
      <text:p text:style-name="Normal"/>
      <text:p text:style-name="Normal"/>
      <text:p text:style-name="Normal"># === 26. PREDICT AND EVALUATE ===</text:p>
      <text:p text:style-name="Normal">y_pred = clf.predict(X_test_scaled)</text:p>
      <text:p text:style-name="Normal"/>
      <text:p text:style-name="Normal">print("\n<text:span text:style-name="T2">📊</text:span><text:s/>Classification Report:")</text:p>
      <text:p text:style-name="Normal">print(classification_report(y_test, y_pred))</text:p>
      <text:p text:style-name="Normal"/>
      <text:p text:style-name="Normal">print("\n<text:span text:style-name="T3">🧮</text:span><text:s/>Confusion Matrix:")</text:p>
      <text:p text:style-name="Normal">print(confusion_matrix(y_test, y_pred))</text:p>
      <text:p text:style-name="Normal"/>
      <text:soft-page-break/>
      <text:p text:style-name="Normal">print("\n<text:span text:style-name="T4">✅</text:span><text:s/>Accuracy Score:", accuracy_score(y_test, y_pred))</text:p>
      <text:p text:style-name="Normal"/>
      <text:p text:style-name="Normal"># Match coefficients to feature names</text:p>
      <text:p text:style-name="Normal">feature_importance = pd.Series(clf.coef_[0], index=X.columns).sort_values(key=abs, ascending=False)</text:p>
      <text:p text:style-name="Normal"/>
      <text:p text:style-name="Normal">print("\n<text:span text:style-name="T5">📈</text:span><text:s/>Top Influential Features for Gender Prediction:")</text:p>
      <text:p text:style-name="Normal">print(feature_importance.head(10))</text:p>
      <text:p text:style-name="Normal"/>
      <text:p text:style-name="Normal"/>
      <text:p text:style-name="Normal"/>
      <text:p text:style-name="Normal"># === SUPERVISED LEARNING ===</text:p>
      <text:p text:style-name="Normal"># === TARGET VARIABLE = GENDER - CATEGORICAL VLAUES - BINARY</text:p>
      <text:p text:style-name="Normal"/>
      <text:p text:style-name="Normal"># === MODEL 1: LINEAR REGRESSION ===</text:p>
      <text:p text:style-name="Normal"/>
      <text:p text:style-name="Normal"># === 1. Create pipeline ===</text:p>
      <text:p text:style-name="Normal">pipeline = Pipeline([</text:p>
      <text:p text:style-name="Normal"><text:s text:c="4"/>('scaler', StandardScaler()),</text:p>
      <text:p text:style-name="Normal"><text:s text:c="4"/>('regressor', LinearRegression())</text:p>
      <text:p text:style-name="Normal">])</text:p>
      <text:p text:style-name="Normal"/>
      <text:p text:style-name="Normal"># === 2. Train the pipeline ===</text:p>
      <text:p text:style-name="Normal">pipeline.fit(X_train, y_train)</text:p>
      <text:p text:style-name="Normal"/>
      <text:p text:style-name="Normal"># === 3. Predict and Evaluate ===</text:p>
      <text:p text:style-name="Normal">y_pred = pipeline.predict(X_test)</text:p>
      <text:p text:style-name="Normal"/>
      <text:p text:style-name="Normal">model = pipeline.named_steps['regressor']</text:p>
      <text:p text:style-name="Normal"/>
      <text:p text:style-name="Normal"/>
      <text:soft-page-break/>
      <text:p text:style-name="Normal"># === 4. PRINT RESULTS ===</text:p>
      <text:p text:style-name="Normal">print("LINEAR REGRESSION")</text:p>
      <text:p text:style-name="Normal">print("Intercept:", model.intercept_)</text:p>
      <text:p text:style-name="Normal">print("Coefficients:")</text:p>
      <text:p text:style-name="Normal">for feature, coef in zip(X_train.columns, model.coef_):</text:p>
      <text:p text:style-name="Normal"><text:s text:c="4"/>print(f" <text:s/>{feature}: {coef:.4f}")</text:p>
      <text:p text:style-name="Normal">print("\nMean Squared Error:", mean_squared_error(y_test, y_pred)) #lower = better performance - 0.234</text:p>
      <text:p text:style-name="Normal">print("R² Score:", r2_score(y_test, y_pred)) #0.00622 - not good fit</text:p>
      <text:p text:style-name="Normal"/>
      <text:p text:style-name="Normal"># === 5. PLOT ACTUAL VS PREDICTED VALUES ===</text:p>
      <text:p text:style-name="Normal">plt.figure(figsize=(8, 6))</text:p>
      <text:p text:style-name="Normal">plt.scatter(y_test, y_pred, alpha=0.7, color='blue', label='Predicted vs Actual')</text:p>
      <text:p text:style-name="Normal">plt.plot([y_test.min(), y_test.max()], [y_test.min(), y_test.max()], 'r--', label='Perfect Prediction')</text:p>
      <text:p text:style-name="Normal">plt.xlabel('Actual Values')</text:p>
      <text:p text:style-name="Normal">plt.ylabel('Predicted Values')</text:p>
      <text:p text:style-name="Normal">plt.title('Actual vs Predicted Values')</text:p>
      <text:p text:style-name="Normal">plt.legend()</text:p>
      <text:p text:style-name="Normal">plt.grid(True)</text:p>
      <text:p text:style-name="Normal">plt.tight_layout()</text:p>
      <text:p text:style-name="Normal">plt.show()</text:p>
      <text:p text:style-name="Normal"/>
      <text:p text:style-name="Normal"># === MODEL 2: LOGISTICAL REGRESSION ===</text:p>
      <text:p text:style-name="Normal"/>
      <text:p text:style-name="Normal"/>
      <text:p text:style-name="Normal"># === 1. Create pipeline ===</text:p>
      <text:p text:style-name="Normal">pipeline = Pipeline([</text:p>
      <text:p text:style-name="Normal"><text:s text:c="4"/>('scaler', StandardScaler()),</text:p>
      <text:p text:style-name="Normal"><text:s text:c="4"/>('logreg', LogisticRegression(max_iter=1000))</text:p>
      <text:p text:style-name="Normal">])</text:p>
      <text:p text:style-name="Normal"/>
      <text:soft-page-break/>
      <text:p text:style-name="Normal"># === 2. Train the pipeline ===</text:p>
      <text:p text:style-name="Normal">pipeline.fit(X_train, y_train)</text:p>
      <text:p text:style-name="Normal"/>
      <text:p text:style-name="Normal"># === 3. Predict and Evaluate ===</text:p>
      <text:p text:style-name="Normal">y_pred = pipeline.predict(X_test)</text:p>
      <text:p text:style-name="Normal"/>
      <text:p text:style-name="Normal">print("LOGISTICAL REGRESSION")</text:p>
      <text:p text:style-name="Normal">print("Accuracy:", accuracy_score(y_test, y_pred)) #62% of predictions are correct</text:p>
      <text:p text:style-name="Normal">print("\nClassification Report:\n", classification_report(y_test, y_pred))</text:p>
      <text:p text:style-name="Normal"><text:s text:c="2"/></text:p>
      <text:p text:style-name="Normal"><text:s text:c="4"/># precision <text:s text:c="3"/>recall <text:s/>f1-score <text:s text:c="2"/>support</text:p>
      <text:p text:style-name="Normal"/>
      <text:p text:style-name="Normal">#0 <text:s text:c="6"/>1.00 <text:s text:c="5"/>0.00 <text:s text:c="5"/>0.00 <text:s text:c="4"/>22819</text:p>
      <text:p text:style-name="Normal">#1 <text:s text:c="6"/>0.62 <text:s text:c="5"/>1.00 <text:s text:c="5"/>0.77 <text:s text:c="4"/>37519</text:p>
      <text:p text:style-name="Normal"><text:s text:c="4"/>#class 0<text:s/></text:p>
      <text:p text:style-name="Normal"><text:s text:c="4"/>#Precision = 100% → When the model predicts class 0, it's always right.</text:p>
      <text:p text:style-name="Normal"><text:s text:c="4"/>#Recall = 0% → But it never actually predicts class 0 when it should.</text:p>
      <text:p text:style-name="Normal"><text:s text:c="4"/>#F1 Score = 0% → Because recall is 0, the overall performance on class 0 is poor.</text:p>
      <text:p text:style-name="Normal"><text:s text:c="4"/></text:p>
      <text:p text:style-name="Normal"><text:s text:c="4"/>#class 1</text:p>
      <text:p text:style-name="Normal"><text:s text:c="4"/>#Precision = 62% → Of all class 1 predictions, 62% were correct.</text:p>
      <text:p text:style-name="Normal"><text:s text:c="4"/>#Recall = 100% → It correctly found all actual class 1 cases.</text:p>
      <text:p text:style-name="Normal"><text:s text:c="4"/>#F1 Score = 77% → Balanced performance, but still not great.</text:p>
      <text:p text:style-name="Normal"><text:s text:c="4"/></text:p>
      <text:p text:style-name="Normal"><text:s text:c="4"/></text:p>
      <text:p text:style-name="Normal">from sklearn.metrics import (</text:p>
      <text:p text:style-name="Normal"><text:s text:c="4"/>confusion_matrix, ConfusionMatrixDisplay,</text:p>
      <text:p text:style-name="Normal"><text:s text:c="4"/>roc_curve, auc,</text:p>
      <text:p text:style-name="Normal"><text:s text:c="4"/>precision_recall_curve</text:p>
      <text:p text:style-name="Normal">)</text:p>
      <text:p text:style-name="Normal"/>
      <text:p text:style-name="Normal"># Confusion Matrix</text:p>
      <text:p text:style-name="Normal">cm = confusion_matrix(y_test, y_pred)</text:p>
      <text:p text:style-name="Normal">sns.heatmap(cm, annot=True, fmt='d', cmap='Blues', xticklabels=[0, 1], yticklabels=[0, 1])</text:p>
      <text:p text:style-name="Normal">plt.title('Confusion Matrix')</text:p>
      <text:p text:style-name="Normal">plt.xlabel('Predicted')</text:p>
      <text:p text:style-name="Normal">plt.ylabel('Actual')</text:p>
      <text:p text:style-name="Normal">plt.show()</text:p>
      <text:p text:style-name="Normal">#Shows where the model is getting predictions right or wrong.</text:p>
      <text:p text:style-name="Normal"/>
      <text:p text:style-name="Normal">print(y_train.value_counts())</text:p>
      <text:p text:style-name="Normal"/>
      <text:p text:style-name="Normal"/>
      <text:p text:style-name="Normal"># === IMBALANCE DETECTED - imbalanced dataset, model is likely biased toward<text:s/></text:p>
      <text:p text:style-name="Normal">#predicting the majority class (Gender = 1)</text:p>
      <text:p text:style-name="Normal"/>
      <text:p text:style-name="Normal"># === modified pipeline to handle class imbalance, using class_weight='balanced'</text:p>
      <text:p text:style-name="Normal"/>
      <text:p text:style-name="Normal">pipeline = Pipeline([</text:p>
      <text:p text:style-name="Normal"><text:s text:c="4"/>('scaler', StandardScaler()),</text:p>
      <text:p text:style-name="Normal"><text:s text:c="4"/>('logreg', LogisticRegression(class_weight='balanced', max_iter=1000))</text:p>
      <text:p text:style-name="Normal">])</text:p>
      <text:p text:style-name="Normal"/>
      <text:p text:style-name="Normal"># Train the pipeline</text:p>
      <text:p text:style-name="Normal">pipeline.fit(X_train, y_train)</text:p>
      <text:p text:style-name="Normal"/>
      <text:p text:style-name="Normal"># Predict and evaluate</text:p>
      <text:p text:style-name="Normal">y_pred = pipeline.predict(X_test)</text:p>
      <text:p text:style-name="Normal"/>
      <text:p text:style-name="Normal">print("LOGISTICAL REGRESSION with modified pipeline to handle class imbalance")</text:p>
      <text:soft-page-break/>
      <text:p text:style-name="Normal">print("Accuracy:", accuracy_score(y_test, y_pred)) #52% of predictions are correct</text:p>
      <text:p text:style-name="Normal">print("\nClassification Report:\n", classification_report(y_test, y_pred))</text:p>
      <text:p text:style-name="Normal"/>
      <text:p text:style-name="Normal"><text:s text:c="4"/># precision <text:s text:c="3"/>recall <text:s/>f1-score <text:s text:c="2"/>support</text:p>
      <text:p text:style-name="Normal"/>
      <text:p text:style-name="Normal">#0 <text:s text:c="6"/>0.40 <text:s text:c="5"/>0.53 <text:s text:c="5"/>0.45 <text:s text:c="4"/>22819</text:p>
      <text:p text:style-name="Normal">#1 <text:s text:c="6"/>0.64 <text:s text:c="5"/>0.52 <text:s text:c="5"/>0.57 <text:s text:c="4"/>37519</text:p>
      <text:p text:style-name="Normal"><text:s text:c="4"/></text:p>
      <text:p text:style-name="Normal"><text:s text:c="4"/>#model now predicts both classes, not just the majority class — that's progress!</text:p>
      <text:p text:style-name="Normal"><text:s text:c="4"/>#However, performance is still modest, with only ~52% accuracy and low precision/recall for both classes.</text:p>
      <text:p text:style-name="Normal"><text:s text:c="4"/>#Recall for class 0 improved from 0% to 53%, showing class balancing helped.</text:p>
      <text:p text:style-name="Normal"/>
      <text:p text:style-name="Normal"/>
      <text:p text:style-name="Normal"># === implement SMOTE (Synthetic Minority Over-sampling Technique) - to improve performance<text:s/></text:p>
      <text:p text:style-name="Normal"/>
      <text:p text:style-name="Normal">#!pip install imbalanced-learn</text:p>
      <text:p text:style-name="Normal"/>
      <text:p text:style-name="Normal"># === 1. Apply SMOTE to balance the training data ===</text:p>
      <text:p text:style-name="Normal">smote = SMOTE(random_state=42)</text:p>
      <text:p text:style-name="Normal">X_train_resampled, y_train_resampled = smote.fit_resample(X_train, y_train)</text:p>
      <text:p text:style-name="Normal"/>
      <text:p text:style-name="Normal"># === 2. Create pipeline ===</text:p>
      <text:p text:style-name="Normal">pipeline = Pipeline([</text:p>
      <text:p text:style-name="Normal"><text:s text:c="4"/>('scaler', StandardScaler()),</text:p>
      <text:p text:style-name="Normal"><text:s text:c="4"/>('logreg', LogisticRegression(max_iter=1000))</text:p>
      <text:p text:style-name="Normal">])</text:p>
      <text:p text:style-name="Normal"/>
      <text:p text:style-name="Normal"># === 3. Train pipeline on resampled data ===</text:p>
      <text:p text:style-name="Normal">pipeline.fit(X_train_resampled, y_train_resampled)</text:p>
      <text:p text:style-name="Normal"/>
      <text:soft-page-break/>
      <text:p text:style-name="Normal"># === 4. Predict and Evaluate ===</text:p>
      <text:p text:style-name="Normal">y_pred = pipeline.predict(X_test)</text:p>
      <text:p text:style-name="Normal"/>
      <text:p text:style-name="Normal">print("SMOTE applied to balance the training data")</text:p>
      <text:p text:style-name="Normal">print("Accuracy:", accuracy_score(y_test, y_pred))</text:p>
      <text:p text:style-name="Normal">print("\nClassification Report:\n", classification_report(y_test, y_pred))</text:p>
      <text:p text:style-name="Normal"/>
      <text:p text:style-name="Normal"><text:s text:c="4"/># precision <text:s text:c="3"/>recall <text:s/>f1-score <text:s text:c="2"/>support</text:p>
      <text:p text:style-name="Normal">#0 <text:s text:c="6"/>0.40 <text:s text:c="5"/>0.49 <text:s text:c="5"/>0.44 <text:s text:c="4"/>22819</text:p>
      <text:p text:style-name="Normal">#1 <text:s text:c="6"/>0.64 <text:s text:c="5"/>0.55 <text:s text:c="5"/>0.59 <text:s text:c="4"/>37519</text:p>
      <text:p text:style-name="Normal"/>
      <text:p text:style-name="Normal"><text:s text:c="4"/>#SMOTE helped slightly, but overall performance is still modest.</text:p>
      <text:p text:style-name="Normal"><text:s text:c="4"/>#The model now captures more class 0 cases (recall ↑ from 0.0 to 0.49), but struggles with precision.</text:p>
      <text:p text:style-name="Normal"><text:s text:c="4"/>#Class 1 remains dominant in prediction, with slightly better metrics.</text:p>
      <text:p text:style-name="Normal"/>
      <text:p text:style-name="Normal"># === Logistic Regression may not be powerful enough<text:s/></text:p>
      <text:p text:style-name="Normal"># === Try a Random Forest Classifier</text:p>
      <text:p text:style-name="Normal"/>
      <text:p text:style-name="Normal"># === MODEL 3: RANDOM FOREST ===</text:p>
      <text:p text:style-name="Normal"/>
      <text:p text:style-name="Normal">from sklearn.ensemble import RandomForestClassifier</text:p>
      <text:p text:style-name="Normal"/>
      <text:p text:style-name="Normal">pipeline = Pipeline([</text:p>
      <text:p text:style-name="Normal"><text:s text:c="4"/>('scaler', StandardScaler()),</text:p>
      <text:p text:style-name="Normal"><text:s text:c="4"/>('rf', RandomForestClassifier(n_estimators=100, random_state=42))</text:p>
      <text:p text:style-name="Normal">])</text:p>
      <text:p text:style-name="Normal"/>
      <text:p text:style-name="Normal">pipeline.fit(X_train_resampled, y_train_resampled)</text:p>
      <text:p text:style-name="Normal"/>
      <text:p text:style-name="Normal">y_pred = pipeline.predict(X_test)</text:p>
      <text:p text:style-name="Normal"/>
      <text:p text:style-name="Normal">print("RANDOM FOREST")</text:p>
      <text:p text:style-name="Normal">print("Accuracy:", accuracy_score(y_test, y_pred)) #59% of predictions are correct</text:p>
      <text:p text:style-name="Normal">print("\nClassification Report:\n", classification_report(y_test, y_pred))</text:p>
      <text:p text:style-name="Normal"><text:s text:c="4"/>#precision <text:s text:c="3"/>recall <text:s/>f1-score <text:s text:c="2"/>support</text:p>
      <text:p text:style-name="Normal">#0 <text:s text:c="6"/>0.40 <text:s text:c="5"/>0.15 <text:s text:c="5"/>0.22 <text:s text:c="4"/>22819</text:p>
      <text:p text:style-name="Normal">#1 <text:s text:c="6"/>0.63 <text:s text:c="5"/>0.86 <text:s text:c="5"/>0.73 <text:s text:c="4"/>37519</text:p>
      <text:p text:style-name="Normal"/>
      <text:p text:style-name="Normal"># === 5. Confusion Matrix - actual vs. predicted class counts</text:p>
      <text:p text:style-name="Normal">cm = confusion_matrix(y_test, y_pred, labels=[0, 1])</text:p>
      <text:p text:style-name="Normal">disp = ConfusionMatrixDisplay(confusion_matrix=cm, display_labels=['Male (0)', 'Female (1)'])</text:p>
      <text:p text:style-name="Normal"/>
      <text:p text:style-name="Normal">plt.figure(figsize=(6, 4))</text:p>
      <text:p text:style-name="Normal">disp.plot(cmap=plt.cm.Blues, values_format='d')</text:p>
      <text:p text:style-name="Normal">plt.title("Confusion Matrix - Random Forest")</text:p>
      <text:p text:style-name="Normal">plt.grid(False)</text:p>
      <text:p text:style-name="Normal">plt.show()</text:p>
      <text:p text:style-name="Normal"/>
      <text:p text:style-name="Normal">#The model predicts "Female" (1) very frequently.</text:p>
      <text:p text:style-name="Normal">#Many male samples are misclassified as female → 19,334 false positives.</text:p>
      <text:p text:style-name="Normal">#True positives (32,393) are high, showing it performs better on females.</text:p>
      <text:p text:style-name="Normal">#True negatives (3,485) are quite low, indicating difficulty identifying males.</text:p>
      <text:p text:style-name="Normal"/>
      <text:p text:style-name="Normal"/>
      <text:p text:style-name="Normal"/>
      <text:p text:style-name="Normal"># RANDOM FOREST VISUALS</text:p>
      <text:p text:style-name="Normal"/>
      <text:p text:style-name="Normal"># Access the trained model from the pipeline</text:p>
      <text:p text:style-name="Normal">rf_model = pipeline.named_steps['rf']</text:p>
      <text:p text:style-name="Normal"/>
      <text:soft-page-break/>
      <text:p text:style-name="Normal"># Get feature importances</text:p>
      <text:p text:style-name="Normal">importances = rf_model.feature_importances_</text:p>
      <text:p text:style-name="Normal">feature_names = X_train_resampled.columns</text:p>
      <text:p text:style-name="Normal"/>
      <text:p text:style-name="Normal"># Create DataFrame and sort</text:p>
      <text:p text:style-name="Normal">feat_df = pd.DataFrame({</text:p>
      <text:p text:style-name="Normal"><text:s text:c="4"/>'Feature': feature_names,</text:p>
      <text:p text:style-name="Normal"><text:s text:c="4"/>'Importance': importances</text:p>
      <text:p text:style-name="Normal">}).sort_values(by='Importance', ascending=False)</text:p>
      <text:p text:style-name="Normal"/>
      <text:p text:style-name="Normal"># Plot</text:p>
      <text:p text:style-name="Normal"># Feature Importance Plot - This will show which features are driving the model's predictions.</text:p>
      <text:p text:style-name="Normal">plt.figure(figsize=(10, 6))</text:p>
      <text:p text:style-name="Normal">sns.barplot(x='Importance', y='Feature', data=feat_df.head(15)) <text:s/># top 15 features</text:p>
      <text:p text:style-name="Normal">plt.title('Top Feature Importances - Random Forest')</text:p>
      <text:p text:style-name="Normal">plt.tight_layout()</text:p>
      <text:p text:style-name="Normal">plt.show()</text:p>
      <text:p text:style-name="Normal"/>
      <text:p text:style-name="Normal"/>
      <text:p text:style-name="Normal"># ROC Curve - Especially useful for class imbalance — this shows performance tradeoffs.</text:p>
      <text:p text:style-name="Normal">from sklearn.metrics import roc_curve, auc</text:p>
      <text:p text:style-name="Normal"/>
      <text:p text:style-name="Normal"># Get predicted probabilities for positive class (1 - Female)</text:p>
      <text:p text:style-name="Normal">y_proba = pipeline.predict_proba(X_test)[:, 1]</text:p>
      <text:p text:style-name="Normal"/>
      <text:p text:style-name="Normal"># ROC metrics</text:p>
      <text:p text:style-name="Normal">fpr, tpr, _ = roc_curve(y_test, y_proba)</text:p>
      <text:p text:style-name="Normal">roc_auc = auc(fpr, tpr)</text:p>
      <text:p text:style-name="Normal"/>
      <text:p text:style-name="Normal"># Plot</text:p>
      <text:soft-page-break/>
      <text:p text:style-name="Normal">plt.figure(figsize=(8, 6))</text:p>
      <text:p text:style-name="Normal">plt.plot(fpr, tpr, label=f'Random Forest (AUC = {roc_auc:.2f})')</text:p>
      <text:p text:style-name="Normal">plt.plot([0, 1], [0, 1], linestyle='--', color='gray')</text:p>
      <text:p text:style-name="Normal">plt.xlabel('False Positive Rate')</text:p>
      <text:p text:style-name="Normal">plt.ylabel('True Positive Rate')</text:p>
      <text:p text:style-name="Normal">plt.title('ROC Curve - Random Forest')</text:p>
      <text:p text:style-name="Normal">plt.legend(loc='lower right')</text:p>
      <text:p text:style-name="Normal">plt.grid(True)</text:p>
      <text:p text:style-name="Normal">plt.show()</text:p>
      <text:p text:style-name="Normal"/>
      <text:p text:style-name="Normal"># Precision-Recall Curve - Important when one class dominates</text:p>
      <text:p text:style-name="Normal">from sklearn.metrics import precision_recall_curve, average_precision_score</text:p>
      <text:p text:style-name="Normal"/>
      <text:p text:style-name="Normal">precision, recall, _ = precision_recall_curve(y_test, y_proba)</text:p>
      <text:p text:style-name="Normal">avg_precision = average_precision_score(y_test, y_proba)</text:p>
      <text:p text:style-name="Normal"/>
      <text:p text:style-name="Normal">plt.figure(figsize=(8, 6))</text:p>
      <text:p text:style-name="Normal">plt.plot(recall, precision, label=f'AP = {avg_precision:.2f}')</text:p>
      <text:p text:style-name="Normal">plt.xlabel('Recall')</text:p>
      <text:p text:style-name="Normal">plt.ylabel('Precision')</text:p>
      <text:p text:style-name="Normal">plt.title('Precision-Recall Curve - Random Forest')</text:p>
      <text:p text:style-name="Normal">plt.legend()</text:p>
      <text:p text:style-name="Normal">plt.grid(True)</text:p>
      <text:p text:style-name="Normal">plt.show()</text:p>
      <text:p text:style-name="Normal"/>
      <text:p text:style-name="Normal"/>
      <text:p text:style-name="Normal"># Misclassification Analysis - bar chart of correct vs. incorrect predictions</text:p>
      <text:p text:style-name="Normal">misclassified = (y_test != y_pred)</text:p>
      <text:p text:style-name="Normal">sns.countplot(x=misclassified)</text:p>
      <text:p text:style-name="Normal">plt.title('Misclassification Count')</text:p>
      <text:soft-page-break/>
      <text:p text:style-name="Normal">plt.xticks([0, 1], ['Correct', 'Incorrect'])</text:p>
      <text:p text:style-name="Normal">plt.ylabel('Number of Samples')</text:p>
      <text:p text:style-name="Normal">plt.show()</text:p>
      <text:p text:style-name="Normal"/>
      <text:p text:style-name="Normal"/>
      <text:p text:style-name="Normal"># === MODEL 4: XGBoost ===</text:p>
      <text:p text:style-name="Normal"/>
      <text:p text:style-name="Normal">!pip install xgboost</text:p>
      <text:p text:style-name="Normal"/>
      <text:p text:style-name="Normal">from xgboost import XGBClassifier</text:p>
      <text:p text:style-name="Normal">from sklearn.metrics import classification_report, accuracy_score, roc_auc_score</text:p>
      <text:p text:style-name="Normal"/>
      <text:p text:style-name="Normal">scale_pos_weight = y_train.value_counts()[0] / y_train.value_counts()[1]</text:p>
      <text:p text:style-name="Normal"/>
      <text:p text:style-name="Normal"># 1. Create XGBoost model with imbalance handling</text:p>
      <text:p text:style-name="Normal">model = XGBClassifier(</text:p>
      <text:p text:style-name="Normal"><text:s text:c="4"/>use_label_encoder=False,</text:p>
      <text:p text:style-name="Normal"><text:s text:c="4"/>eval_metric='logloss',</text:p>
      <text:p text:style-name="Normal"><text:s text:c="4"/>scale_pos_weight=1.5, <text:s/># Adjust this based on class imbalance ratio</text:p>
      <text:p text:style-name="Normal"><text:s text:c="4"/>random_state=42</text:p>
      <text:p text:style-name="Normal">)</text:p>
      <text:p text:style-name="Normal"/>
      <text:p text:style-name="Normal"># 2. Create pipeline</text:p>
      <text:p text:style-name="Normal">pipeline = Pipeline([</text:p>
      <text:p text:style-name="Normal"><text:s text:c="4"/>('scaler', StandardScaler()),</text:p>
      <text:p text:style-name="Normal"><text:s text:c="4"/>('xgb', model)</text:p>
      <text:p text:style-name="Normal">])</text:p>
      <text:p text:style-name="Normal"/>
      <text:p text:style-name="Normal"># 3. Fit model</text:p>
      <text:p text:style-name="Normal">pipeline.fit(X_train_resampled, y_train_resampled)</text:p>
      <text:p text:style-name="Normal"/>
      <text:p text:style-name="Normal"># 4. Predict</text:p>
      <text:p text:style-name="Normal">y_pred = pipeline.predict(X_test)</text:p>
      <text:p text:style-name="Normal">y_proba = pipeline.predict_proba(X_test)[:, 1] <text:s/># For ROC-AUC</text:p>
      <text:p text:style-name="Normal"/>
      <text:p text:style-name="Normal"># 5. Evaluation</text:p>
      <text:p text:style-name="Normal">print("XGBoost")</text:p>
      <text:p text:style-name="Normal">print("Accuracy:", accuracy_score(y_test, y_pred)) #56% of predictions are correct</text:p>
      <text:p text:style-name="Normal">print("\nClassification Report:\n", classification_report(y_test, y_pred))</text:p>
      <text:p text:style-name="Normal">print("ROC-AUC Score:", roc_auc_score(y_test, y_proba)) #54%</text:p>
      <text:p text:style-name="Normal"/>
      <text:p text:style-name="Normal"><text:s text:c="5"/>#precision <text:s text:c="3"/>recall <text:s/>f1-score <text:s text:c="2"/>support</text:p>
      <text:p text:style-name="Normal">#0 <text:s text:c="6"/>0.39 <text:s text:c="5"/>0.01 <text:s text:c="5"/>0.01 <text:s text:c="4"/>22819</text:p>
      <text:p text:style-name="Normal">#1 <text:s text:c="6"/>0.62 <text:s text:c="5"/>0.99 <text:s text:c="5"/>0.77 <text:s text:c="4"/>37519</text:p>
      <text:p text:style-name="Normal"/>
      <text:p text:style-name="Normal"/>
      <text:p text:style-name="Normal"># === MODEL 5: KNN</text:p>
      <text:p text:style-name="Normal"/>
      <text:p text:style-name="Normal">from sklearn.neighbors import KNeighborsClassifier</text:p>
      <text:p text:style-name="Normal"/>
      <text:p text:style-name="Normal"/>
      <text:p text:style-name="Normal"># 1. Create pipeline with scaler and KNN</text:p>
      <text:p text:style-name="Normal">pipeline = Pipeline([</text:p>
      <text:p text:style-name="Normal"><text:s text:c="4"/>('scaler', StandardScaler()),</text:p>
      <text:p text:style-name="Normal"><text:s text:c="4"/>('knn', KNeighborsClassifier(n_neighbors=5)) <text:s/># You can tune k later</text:p>
      <text:p text:style-name="Normal">])</text:p>
      <text:p text:style-name="Normal"/>
      <text:p text:style-name="Normal"># 2. Train the model</text:p>
      <text:p text:style-name="Normal">pipeline.fit(X_train, y_train)</text:p>
      <text:p text:style-name="Normal"/>
      <text:soft-page-break/>
      <text:p text:style-name="Normal"># 3. Predict on test set</text:p>
      <text:p text:style-name="Normal">y_pred = pipeline.predict(X_test)</text:p>
      <text:p text:style-name="Normal"/>
      <text:p text:style-name="Normal"># 4. Evaluate the results</text:p>
      <text:p text:style-name="Normal">print("KNN k=5")</text:p>
      <text:p text:style-name="Normal">print("Accuracy:", accuracy_score(y_test, y_pred)) #56% of predictions are correct</text:p>
      <text:p text:style-name="Normal">print("\nClassification Report:\n", classification_report(y_test, y_pred))</text:p>
      <text:p text:style-name="Normal"/>
      <text:p text:style-name="Normal"><text:s text:c="4"/>#precision <text:s text:c="3"/>recall <text:s/>f1-score <text:s text:c="2"/>support</text:p>
      <text:p text:style-name="Normal">#0 <text:s text:c="6"/>0.39 <text:s text:c="5"/>0.30 <text:s text:c="5"/>0.34 <text:s text:c="4"/>22819</text:p>
      <text:p text:style-name="Normal">#1 <text:s text:c="6"/>0.63 <text:s text:c="5"/>0.72 <text:s text:c="5"/>0.67 <text:s text:c="4"/>37519</text:p>
      <text:p text:style-name="Normal"/>
      <text:p text:style-name="Normal"># Elbow Method (using Within-Cluster-Sum-of-Squares) - OPTIMAL NUMBER OF CLUSTERS</text:p>
      <text:p text:style-name="Normal">from sklearn.cluster import KMeans</text:p>
      <text:p text:style-name="Normal">import matplotlib.pyplot as plt</text:p>
      <text:p text:style-name="Normal"/>
      <text:p text:style-name="Normal">wcss = [] <text:s/># Within-cluster sum of squares</text:p>
      <text:p text:style-name="Normal">K = range(1, 11) <text:s/># Try 1 to 10 clusters</text:p>
      <text:p text:style-name="Normal"/>
      <text:p text:style-name="Normal">for k in K:</text:p>
      <text:p text:style-name="Normal"><text:s text:c="4"/>kmeans = KMeans(n_clusters=k, random_state=42)</text:p>
      <text:p text:style-name="Normal"><text:s text:c="4"/>kmeans.fit(X)</text:p>
      <text:p text:style-name="Normal"><text:s text:c="4"/>wcss.append(kmeans.inertia_)</text:p>
      <text:p text:style-name="Normal"/>
      <text:p text:style-name="Normal"># Plot the elbow</text:p>
      <text:p text:style-name="Normal">plt.plot(K, wcss, marker='o')</text:p>
      <text:p text:style-name="Normal">plt.xlabel('Number of Clusters (k)')</text:p>
      <text:p text:style-name="Normal">plt.ylabel('WCSS')</text:p>
      <text:p text:style-name="Normal">plt.title('Elbow Method to Find Optimal k')</text:p>
      <text:p text:style-name="Normal">plt.grid(True)</text:p>
      <text:soft-page-break/>
      <text:p text:style-name="Normal">plt.show()</text:p>
      <text:p text:style-name="Normal"/>
      <text:p text:style-name="Normal"># Lets try Optimal k = 3</text:p>
      <text:p text:style-name="Normal"/>
      <text:p text:style-name="Normal"># 1. Create pipeline with scaler and KNN</text:p>
      <text:p text:style-name="Normal">pipeline = Pipeline([</text:p>
      <text:p text:style-name="Normal"><text:s text:c="4"/>('scaler', StandardScaler()),</text:p>
      <text:p text:style-name="Normal"><text:s text:c="4"/>('knn', KNeighborsClassifier(n_neighbors=3)) <text:s/># You can tune k later</text:p>
      <text:p text:style-name="Normal">])</text:p>
      <text:p text:style-name="Normal"/>
      <text:p text:style-name="Normal"># 2. Train the model</text:p>
      <text:p text:style-name="Normal">pipeline.fit(X_train, y_train)</text:p>
      <text:p text:style-name="Normal"/>
      <text:p text:style-name="Normal"># 3. Predict on test set</text:p>
      <text:p text:style-name="Normal">y_pred = pipeline.predict(X_test)</text:p>
      <text:p text:style-name="Normal"/>
      <text:p text:style-name="Normal"># 4. Evaluate the results</text:p>
      <text:p text:style-name="Normal">print("KNN k=3")</text:p>
      <text:p text:style-name="Normal">print("Accuracy:", accuracy_score(y_test, y_pred)) #55% of predictions are correct</text:p>
      <text:p text:style-name="Normal">print("\nClassification Report:\n", classification_report(y_test, y_pred))</text:p>
      <text:p text:style-name="Normal"/>
      <text:p text:style-name="Normal"><text:s text:c="5"/>#precision <text:s text:c="3"/>recall <text:s/>f1-score <text:s text:c="2"/>support</text:p>
      <text:p text:style-name="Normal">#0 <text:s text:c="6"/>0.39 <text:s text:c="5"/>0.34 <text:s text:c="5"/>0.36 <text:s text:c="4"/>22819</text:p>
      <text:p text:style-name="Normal">#1 <text:s text:c="6"/>0.63 <text:s text:c="5"/>0.68 <text:s text:c="5"/>0.65 <text:s text:c="4"/>37519</text:p>
      <text:p text:style-name="Normal"/>
      <text:p text:style-name="Normal"/>
      <text:p text:style-name="Normal"># Lets try Optimal k = 4</text:p>
      <text:p text:style-name="Normal"/>
      <text:p text:style-name="Normal"># 1. Create pipeline with scaler and KNN</text:p>
      <text:p text:style-name="Normal">pipeline = Pipeline([</text:p>
      <text:soft-page-break/>
      <text:p text:style-name="Normal"><text:s text:c="4"/>('scaler', StandardScaler()),</text:p>
      <text:p text:style-name="Normal"><text:s text:c="4"/>('knn', KNeighborsClassifier(n_neighbors=4)) <text:s/># You can tune k later</text:p>
      <text:p text:style-name="Normal">])</text:p>
      <text:p text:style-name="Normal"/>
      <text:p text:style-name="Normal"># 2. Train the model</text:p>
      <text:p text:style-name="Normal">pipeline.fit(X_train, y_train)</text:p>
      <text:p text:style-name="Normal"/>
      <text:p text:style-name="Normal"># 3. Predict on test set</text:p>
      <text:p text:style-name="Normal">y_pred = pipeline.predict(X_test)</text:p>
      <text:p text:style-name="Normal"/>
      <text:p text:style-name="Normal"># 4. Evaluate the results</text:p>
      <text:p text:style-name="Normal">print("KNN k=4")</text:p>
      <text:p text:style-name="Normal">print("Accuracy:", accuracy_score(y_test, y_pred)) #52% of predictions are correct</text:p>
      <text:p text:style-name="Normal">print("\nClassification Report:\n", classification_report(y_test, y_pred))</text:p>
      <text:p text:style-name="Normal"/>
      <text:p text:style-name="Normal"><text:s text:c="5"/>#precision <text:s text:c="3"/>recall <text:s/>f1-score <text:s text:c="2"/>support</text:p>
      <text:p text:style-name="Normal">#0 <text:s text:c="6"/>0.39 <text:s text:c="5"/>0.51 <text:s text:c="5"/>0.44 <text:s text:c="4"/>22819</text:p>
      <text:p text:style-name="Normal">#1 <text:s text:c="6"/>0.63 <text:s text:c="5"/>0.52 <text:s text:c="5"/>0.57 <text:s text:c="4"/>37519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uneeta Vota</meta:initial-creator>
    <dc:creator>Suneeta Vota</dc:creator>
    <meta:creation-date>2025-05-17T09:26:00Z</meta:creation-date>
    <dc:date>2025-05-17T13:42:00Z</dc:date>
    <meta:template xlink:href="Normal.dotm" xlink:type="simple"/>
    <meta:editing-cycles>2</meta:editing-cycles>
    <meta:editing-duration>PT720S</meta:editing-duration>
    <meta:document-statistic meta:page-count="25" meta:paragraph-count="43" meta:word-count="3245" meta:character-count="21705" meta:row-count="154" meta:non-whitespace-character-count="18503"/>
  </office:meta>
</office:document-meta>
</file>